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69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uk" fo:country="UA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a xlink:href="https://ruby-doc.org/core-2.6/String.html" xlink:type="simple">https://ruby-doc.org/core-2.6/String.htm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od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]&amp;[.A2]&amp;[.D2]&amp;[.E2]&amp;[.A2]&amp;[.F2]" office:value-type="string" office:string-value="puts “x.encode!#{x.encode!}”" calcext:value-type="string">
            <text:p>puts “x.encode!#{x.encode!}”</text:p>
          </table:table-cell>
        </table:table-row>
        <table:table-row table:style-name="ro1">
          <table:table-cell office:value-type="string" calcext:value-type="string">
            <text:p>include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]&amp;[.A3]&amp;[.D3]&amp;[.E3]&amp;[.A3]&amp;[.F3]" office:value-type="string" office:string-value="puts “x.include?#{x.include?}”" calcext:value-type="string">
            <text:p>puts “x.include?#{x.include?}”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]&amp;[.A4]&amp;[.D4]&amp;[.E4]&amp;[.A4]&amp;[.F4]" office:value-type="string" office:string-value="puts “x.%#{x.%}”" calcext:value-type="string">
            <text:p>puts “x.%#{x.%}”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]&amp;[.A5]&amp;[.D5]&amp;[.E5]&amp;[.A5]&amp;[.F5]" office:value-type="string" office:string-value="puts “x.*#{x.*}”" calcext:value-type="string">
            <text:p>puts “x.*#{x.*}”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]&amp;[.A6]&amp;[.D6]&amp;[.E6]&amp;[.A6]&amp;[.F6]" office:value-type="string" office:string-value="puts “x.+#{x.+}”" calcext:value-type="string">
            <text:p>puts “x.+#{x.+}”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]&amp;[.A7]&amp;[.D7]&amp;[.E7]&amp;[.A7]&amp;[.F7]" office:value-type="string" office:string-value="puts “x.count#{x.count}”" calcext:value-type="string">
            <text:p>puts “x.count#{x.count}”</text:p>
          </table:table-cell>
        </table:table-row>
        <table:table-row table:style-name="ro1">
          <table:table-cell office:value-type="string" calcext:value-type="string">
            <text:p>partition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]&amp;[.A8]&amp;[.D8]&amp;[.E8]&amp;[.A8]&amp;[.F8]" office:value-type="string" office:string-value="puts “x.partition#{x.partition}”" calcext:value-type="string">
            <text:p>puts “x.partition#{x.partition}”</text:p>
          </table:table-cell>
        </table:table-row>
        <table:table-row table:style-name="ro1">
          <table:table-cell office:value-type="string" calcext:value-type="string">
            <text:p>to_c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]&amp;[.A9]&amp;[.D9]&amp;[.E9]&amp;[.A9]&amp;[.F9]" office:value-type="string" office:string-value="puts “x.to_c#{x.to_c}”" calcext:value-type="string">
            <text:p>puts “x.to_c#{x.to_c}”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]&amp;[.A10]&amp;[.D10]&amp;[.E10]&amp;[.A10]&amp;[.F10]" office:value-type="string" office:string-value="puts “x.sum#{x.sum}”" calcext:value-type="string">
            <text:p>puts “x.sum#{x.sum}”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]&amp;[.A11]&amp;[.D11]&amp;[.E11]&amp;[.A11]&amp;[.F11]" office:value-type="string" office:string-value="puts “x.next#{x.next}”" calcext:value-type="string">
            <text:p>puts “x.next#{x.next}”</text:p>
          </table:table-cell>
        </table:table-row>
        <table:table-row table:style-name="ro1">
          <table:table-cell office:value-type="string" calcext:value-type="string">
            <text:p>casecm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]&amp;[.A12]&amp;[.D12]&amp;[.E12]&amp;[.A12]&amp;[.F12]" office:value-type="string" office:string-value="puts “x.casecmp#{x.casecmp}”" calcext:value-type="string">
            <text:p>puts “x.casecmp#{x.casecmp}”</text:p>
          </table:table-cell>
        </table:table-row>
        <table:table-row table:style-name="ro1">
          <table:table-cell office:value-type="string" calcext:value-type="string">
            <text:p>casecmp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]&amp;[.A13]&amp;[.D13]&amp;[.E13]&amp;[.A13]&amp;[.F13]" office:value-type="string" office:string-value="puts “x.casecmp?#{x.casecmp?}”" calcext:value-type="string">
            <text:p>puts “x.casecmp?#{x.casecmp?}”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]&amp;[.A14]&amp;[.D14]&amp;[.E14]&amp;[.A14]&amp;[.F14]" office:value-type="string" office:string-value="puts “x.insert#{x.insert}”" calcext:value-type="string">
            <text:p>puts “x.insert#{x.insert}”</text:p>
          </table:table-cell>
        </table:table-row>
        <table:table-row table:style-name="ro1">
          <table:table-cell office:value-type="string" calcext:value-type="string">
            <text:p>bytesiz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]&amp;[.A15]&amp;[.D15]&amp;[.E15]&amp;[.A15]&amp;[.F15]" office:value-type="string" office:string-value="puts “x.bytesize#{x.bytesize}”" calcext:value-type="string">
            <text:p>puts “x.bytesize#{x.bytesize}”</text:p>
          </table:table-cell>
        </table:table-row>
        <table:table-row table:style-name="ro1">
          <table:table-cell office:value-type="string" calcext:value-type="string">
            <text:p>match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]&amp;[.A16]&amp;[.D16]&amp;[.E16]&amp;[.A16]&amp;[.F16]" office:value-type="string" office:string-value="puts “x.match#{x.match}”" calcext:value-type="string">
            <text:p>puts “x.match#{x.match}”</text:p>
          </table:table-cell>
        </table:table-row>
        <table:table-row table:style-name="ro1">
          <table:table-cell office:value-type="string" calcext:value-type="string">
            <text:p>match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]&amp;[.A17]&amp;[.D17]&amp;[.E17]&amp;[.A17]&amp;[.F17]" office:value-type="string" office:string-value="puts “x.match?#{x.match?}”" calcext:value-type="string">
            <text:p>puts “x.match?#{x.match?}”</text:p>
          </table:table-cell>
        </table:table-row>
        <table:table-row table:style-name="ro1">
          <table:table-cell office:value-type="string" calcext:value-type="string">
            <text:p>succ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8]&amp;[.A18]&amp;[.D18]&amp;[.E18]&amp;[.A18]&amp;[.F18]" office:value-type="string" office:string-value="puts “x.succ!#{x.succ!}”" calcext:value-type="string">
            <text:p>puts “x.succ!#{x.succ!}”</text:p>
          </table:table-cell>
        </table:table-row>
        <table:table-row table:style-name="ro1">
          <table:table-cell office:value-type="string" calcext:value-type="string">
            <text:p>&lt;=&gt;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9]&amp;[.A19]&amp;[.D19]&amp;[.E19]&amp;[.A19]&amp;[.F19]" office:value-type="string" office:string-value="puts “x.&lt;=&gt;#{x.&lt;=&gt;}”" calcext:value-type="string">
            <text:p>puts “x.&lt;=&gt;#{x.&lt;=&gt;}”</text:p>
          </table:table-cell>
        </table:table-row>
        <table:table-row table:style-name="ro1">
          <table:table-cell office:value-type="string" calcext:value-type="string">
            <text:p>next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0]&amp;[.A20]&amp;[.D20]&amp;[.E20]&amp;[.A20]&amp;[.F20]" office:value-type="string" office:string-value="puts “x.next!#{x.next!}”" calcext:value-type="string">
            <text:p>puts “x.next!#{x.next!}”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1]&amp;[.A21]&amp;[.D21]&amp;[.E21]&amp;[.A21]&amp;[.F21]" office:value-type="string" office:string-value="puts “x.index#{x.index}”" calcext:value-type="string">
            <text:p>puts “x.index#{x.index}”</text:p>
          </table:table-cell>
        </table:table-row>
        <table:table-row table:style-name="ro1">
          <table:table-cell office:value-type="string" calcext:value-type="string">
            <text:p>rindex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2]&amp;[.A22]&amp;[.D22]&amp;[.E22]&amp;[.A22]&amp;[.F22]" office:value-type="string" office:string-value="puts “x.rindex#{x.rindex}”" calcext:value-type="string">
            <text:p>puts “x.rindex#{x.rindex}”</text:p>
          </table:table-cell>
        </table:table-row>
        <table:table-row table:style-name="ro1">
          <table:table-cell office:value-type="string" calcext:value-type="string">
            <text:p>upto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3]&amp;[.A23]&amp;[.D23]&amp;[.E23]&amp;[.A23]&amp;[.F23]" office:value-type="string" office:string-value="puts “x.upto#{x.upto}”" calcext:value-type="string">
            <text:p>puts “x.upto#{x.upto}”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4]&amp;[.A24]&amp;[.D24]&amp;[.E24]&amp;[.A24]&amp;[.F24]" office:value-type="string" office:string-value="puts “x.chr#{x.chr}”" calcext:value-type="string">
            <text:p>puts “x.chr#{x.chr}”</text:p>
          </table:table-cell>
        </table:table-row>
        <table:table-row table:style-name="ro1">
          <table:table-cell office:value-type="string" calcext:value-type="string">
            <text:p>byteslic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5]&amp;[.A25]&amp;[.D25]&amp;[.E25]&amp;[.A25]&amp;[.F25]" office:value-type="string" office:string-value="puts “x.byteslice#{x.byteslice}”" calcext:value-type="string">
            <text:p>puts “x.byteslice#{x.byteslice}”</text:p>
          </table:table-cell>
        </table:table-row>
        <table:table-row table:style-name="ro1"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6]&amp;[.A26]&amp;[.D26]&amp;[.E26]&amp;[.A26]&amp;[.F26]" office:value-type="string" office:string-value="puts “x.[]#{x.[]}”" calcext:value-type="string">
            <text:p>puts “x.[]#{x.[]}”</text:p>
          </table:table-cell>
        </table:table-row>
        <table:table-row table:style-name="ro1">
          <table:table-cell office:value-type="string" calcext:value-type="string">
            <text:p>[]=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7]&amp;[.A27]&amp;[.D27]&amp;[.E27]&amp;[.A27]&amp;[.F27]" office:value-type="string" office:string-value="puts “x.[]=#{x.[]=}”" calcext:value-type="string">
            <text:p>puts “x.[]=#{x.[]=}”</text:p>
          </table:table-cell>
        </table:table-row>
        <table:table-row table:style-name="ro1">
          <table:table-cell office:value-type="string" calcext:value-type="string">
            <text:p>scrub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8]&amp;[.A28]&amp;[.D28]&amp;[.E28]&amp;[.A28]&amp;[.F28]" office:value-type="string" office:string-value="puts “x.scrub!#{x.scrub!}”" calcext:value-type="string">
            <text:p>puts “x.scrub!#{x.scrub!}”</text:p>
          </table:table-cell>
        </table:table-row>
        <table:table-row table:style-name="ro1">
          <table:table-cell office:value-type="string" calcext:value-type="string">
            <text:p>getbyt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29]&amp;[.A29]&amp;[.D29]&amp;[.E29]&amp;[.A29]&amp;[.F29]" office:value-type="string" office:string-value="puts “x.getbyte#{x.getbyte}”" calcext:value-type="string">
            <text:p>puts “x.getbyte#{x.getbyte}”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0]&amp;[.A30]&amp;[.D30]&amp;[.E30]&amp;[.A30]&amp;[.F30]" office:value-type="string" office:string-value="puts “x.replace#{x.replace}”" calcext:value-type="string">
            <text:p>puts “x.replace#{x.replace}”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1]&amp;[.A31]&amp;[.D31]&amp;[.E31]&amp;[.A31]&amp;[.F31]" office:value-type="string" office:string-value="puts “x.clear#{x.clear}”" calcext:value-type="string">
            <text:p>puts “x.clear#{x.clear}”</text:p>
          </table:table-cell>
        </table:table-row>
        <table:table-row table:style-name="ro1">
          <table:table-cell office:value-type="string" calcext:value-type="string">
            <text:p>scrub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2]&amp;[.A32]&amp;[.D32]&amp;[.E32]&amp;[.A32]&amp;[.F32]" office:value-type="string" office:string-value="puts “x.scrub#{x.scrub}”" calcext:value-type="string">
            <text:p>puts “x.scrub#{x.scrub}”</text:p>
          </table:table-cell>
        </table:table-row>
        <table:table-row table:style-name="ro1">
          <table:table-cell office:value-type="string" calcext:value-type="string">
            <text:p>empty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3]&amp;[.A33]&amp;[.D33]&amp;[.E33]&amp;[.A33]&amp;[.F33]" office:value-type="string" office:string-value="puts “x.empty?#{x.empty?}”" calcext:value-type="string">
            <text:p>puts “x.empty?#{x.empty?}”</text:p>
          </table:table-cell>
        </table:table-row>
        <table:table-row table:style-name="ro1">
          <table:table-cell office:value-type="string" calcext:value-type="string">
            <text:p>eql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4]&amp;[.A34]&amp;[.D34]&amp;[.E34]&amp;[.A34]&amp;[.F34]" office:value-type="string" office:string-value="puts “x.eql?#{x.eql?}”" calcext:value-type="string">
            <text:p>puts “x.eql?#{x.eql?}”</text:p>
          </table:table-cell>
        </table:table-row>
        <table:table-row table:style-name="ro1">
          <table:table-cell office:value-type="string" calcext:value-type="string">
            <text:p>-@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5]&amp;[.A35]&amp;[.D35]&amp;[.E35]&amp;[.A35]&amp;[.F35]" office:value-type="string" office:string-value="puts “x.-@#{x.-@}”" calcext:value-type="string">
            <text:p>puts “x.-@#{x.-@}”</text:p>
          </table:table-cell>
        </table:table-row>
        <table:table-row table:style-name="ro1">
          <table:table-cell office:value-type="string" calcext:value-type="string">
            <text:p>downcas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6]&amp;[.A36]&amp;[.D36]&amp;[.E36]&amp;[.A36]&amp;[.F36]" office:value-type="string" office:string-value="puts “x.downcase#{x.downcase}”" calcext:value-type="string">
            <text:p>puts “x.downcase#{x.downcase}”</text:p>
          </table:table-cell>
        </table:table-row>
        <table:table-row table:style-name="ro1">
          <table:table-cell office:value-type="string" calcext:value-type="string">
            <text:p>upcas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7]&amp;[.A37]&amp;[.D37]&amp;[.E37]&amp;[.A37]&amp;[.F37]" office:value-type="string" office:string-value="puts “x.upcase#{x.upcase}”" calcext:value-type="string">
            <text:p>puts “x.upcase#{x.upcase}”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8]&amp;[.A38]&amp;[.D38]&amp;[.E38]&amp;[.A38]&amp;[.F38]" office:value-type="string" office:string-value="puts “x.dump#{x.dump}”" calcext:value-type="string">
            <text:p>puts “x.dump#{x.dump}”</text:p>
          </table:table-cell>
        </table:table-row>
        <table:table-row table:style-name="ro1">
          <table:table-cell office:value-type="string" calcext:value-type="string">
            <text:p>setbyt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39]&amp;[.A39]&amp;[.D39]&amp;[.E39]&amp;[.A39]&amp;[.F39]" office:value-type="string" office:string-value="puts “x.setbyte#{x.setbyte}”" calcext:value-type="string">
            <text:p>puts “x.setbyte#{x.setbyte}”</text:p>
          </table:table-cell>
        </table:table-row>
        <table:table-row table:style-name="ro1">
          <table:table-cell office:value-type="string" calcext:value-type="string">
            <text:p>swapcas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0]&amp;[.A40]&amp;[.D40]&amp;[.E40]&amp;[.A40]&amp;[.F40]" office:value-type="string" office:string-value="puts “x.swapcase#{x.swapcase}”" calcext:value-type="string">
            <text:p>puts “x.swapcase#{x.swapcase}”</text:p>
          </table:table-cell>
        </table:table-row>
        <table:table-row table:style-name="ro1">
          <table:table-cell office:value-type="string" calcext:value-type="string">
            <text:p>+@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1]&amp;[.A41]&amp;[.D41]&amp;[.E41]&amp;[.A41]&amp;[.F41]" office:value-type="string" office:string-value="puts “x.+@#{x.+@}”" calcext:value-type="string">
            <text:p>puts “x.+@#{x.+@}”</text:p>
          </table:table-cell>
        </table:table-row>
        <table:table-row table:style-name="ro1">
          <table:table-cell office:value-type="string" calcext:value-type="string">
            <text:p>capitaliz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2]&amp;[.A42]&amp;[.D42]&amp;[.E42]&amp;[.A42]&amp;[.F42]" office:value-type="string" office:string-value="puts “x.capitalize#{x.capitalize}”" calcext:value-type="string">
            <text:p>puts “x.capitalize#{x.capitalize}”</text:p>
          </table:table-cell>
        </table:table-row>
        <table:table-row table:style-name="ro1">
          <table:table-cell office:value-type="string" calcext:value-type="string">
            <text:p>capitaliz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3]&amp;[.A43]&amp;[.D43]&amp;[.E43]&amp;[.A43]&amp;[.F43]" office:value-type="string" office:string-value="puts “x.capitalize!#{x.capitalize!}”" calcext:value-type="string">
            <text:p>puts “x.capitalize!#{x.capitalize!}”</text:p>
          </table:table-cell>
        </table:table-row>
        <table:table-row table:style-name="ro1">
          <table:table-cell office:value-type="string" calcext:value-type="string">
            <text:p>undum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4]&amp;[.A44]&amp;[.D44]&amp;[.E44]&amp;[.A44]&amp;[.F44]" office:value-type="string" office:string-value="puts “x.undump#{x.undump}”" calcext:value-type="string">
            <text:p>puts “x.undump#{x.undump}”</text:p>
          </table:table-cell>
        </table:table-row>
        <table:table-row table:style-name="ro1">
          <table:table-cell office:value-type="string" calcext:value-type="string">
            <text:p>downcas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5]&amp;[.A45]&amp;[.D45]&amp;[.E45]&amp;[.A45]&amp;[.F45]" office:value-type="string" office:string-value="puts “x.downcase!#{x.downcase!}”" calcext:value-type="string">
            <text:p>puts “x.downcase!#{x.downcase!}”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6]&amp;[.A46]&amp;[.D46]&amp;[.E46]&amp;[.A46]&amp;[.F46]" office:value-type="string" office:string-value="puts “x.oct#{x.oct}”" calcext:value-type="string">
            <text:p>puts “x.oct#{x.oct}”</text:p>
          </table:table-cell>
        </table:table-row>
        <table:table-row table:style-name="ro1">
          <table:table-cell office:value-type="string" calcext:value-type="string">
            <text:p>swapcas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7]&amp;[.A47]&amp;[.D47]&amp;[.E47]&amp;[.A47]&amp;[.F47]" office:value-type="string" office:string-value="puts “x.swapcase!#{x.swapcase!}”" calcext:value-type="string">
            <text:p>puts “x.swapcase!#{x.swapcase!}”</text:p>
          </table:table-cell>
        </table:table-row>
        <table:table-row table:style-name="ro1"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8]&amp;[.A48]&amp;[.D48]&amp;[.E48]&amp;[.A48]&amp;[.F48]" office:value-type="string" office:string-value="puts “x.lines#{x.lines}”" calcext:value-type="string">
            <text:p>puts “x.lines#{x.lines}”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49]&amp;[.A49]&amp;[.D49]&amp;[.E49]&amp;[.A49]&amp;[.F49]" office:value-type="string" office:string-value="puts “x.bytes#{x.bytes}”" calcext:value-type="string">
            <text:p>puts “x.bytes#{x.bytes}”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0]&amp;[.A50]&amp;[.D50]&amp;[.E50]&amp;[.A50]&amp;[.F50]" office:value-type="string" office:string-value="puts “x.split#{x.split}”" calcext:value-type="string">
            <text:p>puts “x.split#{x.split}”</text:p>
          </table:table-cell>
        </table:table-row>
        <table:table-row table:style-name="ro1">
          <table:table-cell office:value-type="string" calcext:value-type="string">
            <text:p>codepoint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1]&amp;[.A51]&amp;[.D51]&amp;[.E51]&amp;[.A51]&amp;[.F51]" office:value-type="string" office:string-value="puts “x.codepoints#{x.codepoints}”" calcext:value-type="string">
            <text:p>puts “x.codepoints#{x.codepoints}”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2]&amp;[.A52]&amp;[.D52]&amp;[.E52]&amp;[.A52]&amp;[.F52]" office:value-type="string" office:string-value="puts “x.freeze#{x.freeze}”" calcext:value-type="string">
            <text:p>puts “x.freeze#{x.freeze}”</text:p>
          </table:table-cell>
        </table:table-row>
        <table:table-row table:style-name="ro1">
          <table:table-cell office:value-type="string" calcext:value-type="string">
            <text:p>inspec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3]&amp;[.A53]&amp;[.D53]&amp;[.E53]&amp;[.A53]&amp;[.F53]" office:value-type="string" office:string-value="puts “x.inspect#{x.inspect}”" calcext:value-type="string">
            <text:p>puts “x.inspect#{x.inspect}”</text:p>
          </table:table-cell>
        </table:table-row>
        <table:table-row table:style-name="ro1">
          <table:table-cell office:value-type="string" calcext:value-type="string">
            <text:p>revers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4]&amp;[.A54]&amp;[.D54]&amp;[.E54]&amp;[.A54]&amp;[.F54]" office:value-type="string" office:string-value="puts “x.reverse!#{x.reverse!}”" calcext:value-type="string">
            <text:p>puts “x.reverse!#{x.reverse!}”</text:p>
          </table:table-cell>
        </table:table-row>
        <table:table-row table:style-name="ro1">
          <table:table-cell office:value-type="string" calcext:value-type="string">
            <text:p>grapheme_cluster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5]&amp;[.A55]&amp;[.D55]&amp;[.E55]&amp;[.A55]&amp;[.F55]" office:value-type="string" office:string-value="puts “x.grapheme_clusters#{x.grapheme_clusters}”" calcext:value-type="string">
            <text:p>puts “x.grapheme_clusters#{x.grapheme_clusters}”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6]&amp;[.A56]&amp;[.D56]&amp;[.E56]&amp;[.A56]&amp;[.F56]" office:value-type="string" office:string-value="puts “x.reverse#{x.reverse}”" calcext:value-type="string">
            <text:p>puts “x.reverse#{x.reverse}”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7]&amp;[.A57]&amp;[.D57]&amp;[.E57]&amp;[.A57]&amp;[.F57]" office:value-type="string" office:string-value="puts “x.hex#{x.hex}”" calcext:value-type="string">
            <text:p>puts “x.hex#{x.hex}”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8]&amp;[.A58]&amp;[.D58]&amp;[.E58]&amp;[.A58]&amp;[.F58]" office:value-type="string" office:string-value="puts “x.scan#{x.scan}”" calcext:value-type="string">
            <text:p>puts “x.scan#{x.scan}”</text:p>
          </table:table-cell>
        </table:table-row>
        <table:table-row table:style-name="ro1">
          <table:table-cell office:value-type="string" calcext:value-type="string">
            <text:p>upcas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59]&amp;[.A59]&amp;[.D59]&amp;[.E59]&amp;[.A59]&amp;[.F59]" office:value-type="string" office:string-value="puts “x.upcase!#{x.upcase!}”" calcext:value-type="string">
            <text:p>puts “x.upcase!#{x.upcase!}”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0]&amp;[.A60]&amp;[.D60]&amp;[.E60]&amp;[.A60]&amp;[.F60]" office:value-type="string" office:string-value="puts “x.crypt#{x.crypt}”" calcext:value-type="string">
            <text:p>puts “x.crypt#{x.crypt}”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1]&amp;[.A61]&amp;[.D61]&amp;[.E61]&amp;[.A61]&amp;[.F61]" office:value-type="string" office:string-value="puts “x.ord#{x.ord}”" calcext:value-type="string">
            <text:p>puts “x.ord#{x.ord}”</text:p>
          </table:table-cell>
        </table:table-row>
        <table:table-row table:style-name="ro1">
          <table:table-cell office:value-type="string" calcext:value-type="string">
            <text:p>char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2]&amp;[.A62]&amp;[.D62]&amp;[.E62]&amp;[.A62]&amp;[.F62]" office:value-type="string" office:string-value="puts “x.chars#{x.chars}”" calcext:value-type="string">
            <text:p>puts “x.chars#{x.chars}”</text:p>
          </table:table-cell>
        </table:table-row>
        <table:table-row table:style-name="ro1">
          <table:table-cell office:value-type="string" calcext:value-type="string">
            <text:p>prepen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3]&amp;[.A63]&amp;[.D63]&amp;[.E63]&amp;[.A63]&amp;[.F63]" office:value-type="string" office:string-value="puts “x.prepend#{x.prepend}”" calcext:value-type="string">
            <text:p>puts “x.prepend#{x.prepend}”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4]&amp;[.A64]&amp;[.D64]&amp;[.E64]&amp;[.A64]&amp;[.F64]" office:value-type="string" office:string-value="puts “x.length#{x.length}”" calcext:value-type="string">
            <text:p>puts “x.length#{x.length}”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5]&amp;[.A65]&amp;[.D65]&amp;[.E65]&amp;[.A65]&amp;[.F65]" office:value-type="string" office:string-value="puts “x.size#{x.size}”" calcext:value-type="string">
            <text:p>puts “x.size#{x.size}”</text:p>
          </table:table-cell>
        </table:table-row>
        <table:table-row table:style-name="ro1">
          <table:table-cell office:value-type="string" calcext:value-type="string">
            <text:p>start_with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6]&amp;[.A66]&amp;[.D66]&amp;[.E66]&amp;[.A66]&amp;[.F66]" office:value-type="string" office:string-value="puts “x.start_with?#{x.start_with?}”" calcext:value-type="string">
            <text:p>puts “x.start_with?#{x.start_with?}”</text:p>
          </table:table-cell>
        </table:table-row>
        <table:table-row table:style-name="ro1">
          <table:table-cell office:value-type="string" calcext:value-type="string">
            <text:p>succ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7]&amp;[.A67]&amp;[.D67]&amp;[.E67]&amp;[.A67]&amp;[.F67]" office:value-type="string" office:string-value="puts “x.succ#{x.succ}”" calcext:value-type="string">
            <text:p>puts “x.succ#{x.succ}”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8]&amp;[.A68]&amp;[.D68]&amp;[.E68]&amp;[.A68]&amp;[.F68]" office:value-type="string" office:string-value="puts “x.sub#{x.sub}”" calcext:value-type="string">
            <text:p>puts “x.sub#{x.sub}”</text:p>
          </table:table-cell>
        </table:table-row>
        <table:table-row table:style-name="ro1">
          <table:table-cell office:value-type="string" calcext:value-type="string">
            <text:p>intern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69]&amp;[.A69]&amp;[.D69]&amp;[.E69]&amp;[.A69]&amp;[.F69]" office:value-type="string" office:string-value="puts “x.intern#{x.intern}”" calcext:value-type="string">
            <text:p>puts “x.intern#{x.intern}”</text:p>
          </table:table-cell>
        </table:table-row>
        <table:table-row table:style-name="ro1">
          <table:table-cell office:value-type="string" calcext:value-type="string">
            <text:p>cho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0]&amp;[.A70]&amp;[.D70]&amp;[.E70]&amp;[.A70]&amp;[.F70]" office:value-type="string" office:string-value="puts “x.chop#{x.chop}”" calcext:value-type="string">
            <text:p>puts “x.chop#{x.chop}”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1]&amp;[.A71]&amp;[.D71]&amp;[.E71]&amp;[.A71]&amp;[.F71]" office:value-type="string" office:string-value="puts “x.center#{x.center}”" calcext:value-type="string">
            <text:p>puts “x.center#{x.center}”</text:p>
          </table:table-cell>
        </table:table-row>
        <table:table-row table:style-name="ro1">
          <table:table-cell office:value-type="string" calcext:value-type="string">
            <text:p>&lt;&lt;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2]&amp;[.A72]&amp;[.D72]&amp;[.E72]&amp;[.A72]&amp;[.F72]" office:value-type="string" office:string-value="puts “x.&lt;&lt;#{x.&lt;&lt;}”" calcext:value-type="string">
            <text:p>puts “x.&lt;&lt;#{x.&lt;&lt;}”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3]&amp;[.A73]&amp;[.D73]&amp;[.E73]&amp;[.A73]&amp;[.F73]" office:value-type="string" office:string-value="puts “x.concat#{x.concat}”" calcext:value-type="string">
            <text:p>puts “x.concat#{x.concat}”</text:p>
          </table:table-cell>
        </table:table-row>
        <table:table-row table:style-name="ro1">
          <table:table-cell office:value-type="string" calcext:value-type="string">
            <text:p>stri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4]&amp;[.A74]&amp;[.D74]&amp;[.E74]&amp;[.A74]&amp;[.F74]" office:value-type="string" office:string-value="puts “x.strip#{x.strip}”" calcext:value-type="string">
            <text:p>puts “x.strip#{x.strip}”</text:p>
          </table:table-cell>
        </table:table-row>
        <table:table-row table:style-name="ro1">
          <table:table-cell office:value-type="string" calcext:value-type="string">
            <text:p>lstri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5]&amp;[.A75]&amp;[.D75]&amp;[.E75]&amp;[.A75]&amp;[.F75]" office:value-type="string" office:string-value="puts “x.lstrip#{x.lstrip}”" calcext:value-type="string">
            <text:p>puts “x.lstrip#{x.lstrip}”</text:p>
          </table:table-cell>
        </table:table-row>
        <table:table-row table:style-name="ro1">
          <table:table-cell office:value-type="string" calcext:value-type="string">
            <text:p>end_with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6]&amp;[.A76]&amp;[.D76]&amp;[.E76]&amp;[.A76]&amp;[.F76]" office:value-type="string" office:string-value="puts “x.end_with?#{x.end_with?}”" calcext:value-type="string">
            <text:p>puts “x.end_with?#{x.end_with?}”</text:p>
          </table:table-cell>
        </table:table-row>
        <table:table-row table:style-name="ro1">
          <table:table-cell office:value-type="string" calcext:value-type="string">
            <text:p>delete_prefix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7]&amp;[.A77]&amp;[.D77]&amp;[.E77]&amp;[.A77]&amp;[.F77]" office:value-type="string" office:string-value="puts “x.delete_prefix#{x.delete_prefix}”" calcext:value-type="string">
            <text:p>puts “x.delete_prefix#{x.delete_prefix}”</text:p>
          </table:table-cell>
        </table:table-row>
        <table:table-row table:style-name="ro1">
          <table:table-cell office:value-type="string" calcext:value-type="string">
            <text:p>to_str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8]&amp;[.A78]&amp;[.D78]&amp;[.E78]&amp;[.A78]&amp;[.F78]" office:value-type="string" office:string-value="puts “x.to_str#{x.to_str}”" calcext:value-type="string">
            <text:p>puts “x.to_str#{x.to_str}”</text:p>
          </table:table-cell>
        </table:table-row>
        <table:table-row table:style-name="ro1">
          <table:table-cell office:value-type="string" calcext:value-type="string">
            <text:p>to_sym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79]&amp;[.A79]&amp;[.D79]&amp;[.E79]&amp;[.A79]&amp;[.F79]" office:value-type="string" office:string-value="puts “x.to_sym#{x.to_sym}”" calcext:value-type="string">
            <text:p>puts “x.to_sym#{x.to_sym}”</text:p>
          </table:table-cell>
        </table:table-row>
        <table:table-row table:style-name="ro1">
          <table:table-cell office:value-type="string" calcext:value-type="string">
            <text:p>gsub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0]&amp;[.A80]&amp;[.D80]&amp;[.E80]&amp;[.A80]&amp;[.F80]" office:value-type="string" office:string-value="puts “x.gsub!#{x.gsub!}”" calcext:value-type="string">
            <text:p>puts “x.gsub!#{x.gsub!}”</text:p>
          </table:table-cell>
        </table:table-row>
        <table:table-row table:style-name="ro1">
          <table:table-cell office:value-type="string" calcext:value-type="string">
            <text:p>rstri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1]&amp;[.A81]&amp;[.D81]&amp;[.E81]&amp;[.A81]&amp;[.F81]" office:value-type="string" office:string-value="puts “x.rstrip#{x.rstrip}”" calcext:value-type="string">
            <text:p>puts “x.rstrip#{x.rstrip}”</text:p>
          </table:table-cell>
        </table:table-row>
        <table:table-row table:style-name="ro1">
          <table:table-cell office:value-type="string" calcext:value-type="string">
            <text:p>gsub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2]&amp;[.A82]&amp;[.D82]&amp;[.E82]&amp;[.A82]&amp;[.F82]" office:value-type="string" office:string-value="puts “x.gsub#{x.gsub}”" calcext:value-type="string">
            <text:p>puts “x.gsub#{x.gsub}”</text:p>
          </table:table-cell>
        </table:table-row>
        <table:table-row table:style-name="ro1">
          <table:table-cell office:value-type="string" calcext:value-type="string">
            <text:p>delete_suffix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3]&amp;[.A83]&amp;[.D83]&amp;[.E83]&amp;[.A83]&amp;[.F83]" office:value-type="string" office:string-value="puts “x.delete_suffix#{x.delete_suffix}”" calcext:value-type="string">
            <text:p>puts “x.delete_suffix#{x.delete_suffix}”</text:p>
          </table:table-cell>
        </table:table-row>
        <table:table-row table:style-name="ro1">
          <table:table-cell office:value-type="string" calcext:value-type="string">
            <text:p>to_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4]&amp;[.A84]&amp;[.D84]&amp;[.E84]&amp;[.A84]&amp;[.F84]" office:value-type="string" office:string-value="puts “x.to_s#{x.to_s}”" calcext:value-type="string">
            <text:p>puts “x.to_s#{x.to_s}”</text:p>
          </table:table-cell>
        </table:table-row>
        <table:table-row table:style-name="ro1">
          <table:table-cell office:value-type="string" calcext:value-type="string">
            <text:p>to_i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5]&amp;[.A85]&amp;[.D85]&amp;[.E85]&amp;[.A85]&amp;[.F85]" office:value-type="string" office:string-value="puts “x.to_i#{x.to_i}”" calcext:value-type="string">
            <text:p>puts “x.to_i#{x.to_i}”</text:p>
          </table:table-cell>
        </table:table-row>
        <table:table-row table:style-name="ro1">
          <table:table-cell office:value-type="string" calcext:value-type="string">
            <text:p>rjus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6]&amp;[.A86]&amp;[.D86]&amp;[.E86]&amp;[.A86]&amp;[.F86]" office:value-type="string" office:string-value="puts “x.rjust#{x.rjust}”" calcext:value-type="string">
            <text:p>puts “x.rjust#{x.rjust}”</text:p>
          </table:table-cell>
        </table:table-row>
        <table:table-row table:style-name="ro1">
          <table:table-cell office:value-type="string" calcext:value-type="string">
            <text:p>chomp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7]&amp;[.A87]&amp;[.D87]&amp;[.E87]&amp;[.A87]&amp;[.F87]" office:value-type="string" office:string-value="puts “x.chomp!#{x.chomp!}”" calcext:value-type="string">
            <text:p>puts “x.chomp!#{x.chomp!}”</text:p>
          </table:table-cell>
        </table:table-row>
        <table:table-row table:style-name="ro1">
          <table:table-cell office:value-type="string" calcext:value-type="string">
            <text:p>strip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8]&amp;[.A88]&amp;[.D88]&amp;[.E88]&amp;[.A88]&amp;[.F88]" office:value-type="string" office:string-value="puts “x.strip!#{x.strip!}”" calcext:value-type="string">
            <text:p>puts “x.strip!#{x.strip!}”</text:p>
          </table:table-cell>
        </table:table-row>
        <table:table-row table:style-name="ro1">
          <table:table-cell office:value-type="string" calcext:value-type="string">
            <text:p>lstrip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89]&amp;[.A89]&amp;[.D89]&amp;[.E89]&amp;[.A89]&amp;[.F89]" office:value-type="string" office:string-value="puts “x.lstrip!#{x.lstrip!}”" calcext:value-type="string">
            <text:p>puts “x.lstrip!#{x.lstrip!}”</text:p>
          </table:table-cell>
        </table:table-row>
        <table:table-row table:style-name="ro1">
          <table:table-cell office:value-type="string" calcext:value-type="string">
            <text:p>sub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0]&amp;[.A90]&amp;[.D90]&amp;[.E90]&amp;[.A90]&amp;[.F90]" office:value-type="string" office:string-value="puts “x.sub!#{x.sub!}”" calcext:value-type="string">
            <text:p>puts “x.sub!#{x.sub!}”</text:p>
          </table:table-cell>
        </table:table-row>
        <table:table-row table:style-name="ro1">
          <table:table-cell office:value-type="string" calcext:value-type="string">
            <text:p>chom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1]&amp;[.A91]&amp;[.D91]&amp;[.E91]&amp;[.A91]&amp;[.F91]" office:value-type="string" office:string-value="puts “x.chomp#{x.chomp}”" calcext:value-type="string">
            <text:p>puts “x.chomp#{x.chomp}”</text:p>
          </table:table-cell>
        </table:table-row>
        <table:table-row table:style-name="ro1">
          <table:table-cell office:value-type="string" calcext:value-type="string">
            <text:p>chop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2]&amp;[.A92]&amp;[.D92]&amp;[.E92]&amp;[.A92]&amp;[.F92]" office:value-type="string" office:string-value="puts “x.chop!#{x.chop!}”" calcext:value-type="string">
            <text:p>puts “x.chop!#{x.chop!}”</text:p>
          </table:table-cell>
        </table:table-row>
        <table:table-row table:style-name="ro1">
          <table:table-cell office:value-type="string" calcext:value-type="string">
            <text:p>ljus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3]&amp;[.A93]&amp;[.D93]&amp;[.E93]&amp;[.A93]&amp;[.F93]" office:value-type="string" office:string-value="puts “x.ljust#{x.ljust}”" calcext:value-type="string">
            <text:p>puts “x.ljust#{x.ljust}”</text:p>
          </table:table-cell>
        </table:table-row>
        <table:table-row table:style-name="ro1">
          <table:table-cell office:value-type="string" calcext:value-type="string">
            <text:p>tr_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4]&amp;[.A94]&amp;[.D94]&amp;[.E94]&amp;[.A94]&amp;[.F94]" office:value-type="string" office:string-value="puts “x.tr_s#{x.tr_s}”" calcext:value-type="string">
            <text:p>puts “x.tr_s#{x.tr_s}”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5]&amp;[.A95]&amp;[.D95]&amp;[.E95]&amp;[.A95]&amp;[.F95]" office:value-type="string" office:string-value="puts “x.delete#{x.delete}”" calcext:value-type="string">
            <text:p>puts “x.delete#{x.delete}”</text:p>
          </table:table-cell>
        </table:table-row>
        <table:table-row table:style-name="ro1">
          <table:table-cell office:value-type="string" calcext:value-type="string">
            <text:p>rstrip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6]&amp;[.A96]&amp;[.D96]&amp;[.E96]&amp;[.A96]&amp;[.F96]" office:value-type="string" office:string-value="puts “x.rstrip!#{x.rstrip!}”" calcext:value-type="string">
            <text:p>puts “x.rstrip!#{x.rstrip!}”</text:p>
          </table:table-cell>
        </table:table-row>
        <table:table-row table:style-name="ro1">
          <table:table-cell office:value-type="string" calcext:value-type="string">
            <text:p>delete_prefix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7]&amp;[.A97]&amp;[.D97]&amp;[.E97]&amp;[.A97]&amp;[.F97]" office:value-type="string" office:string-value="puts “x.delete_prefix!#{x.delete_prefix!}”" calcext:value-type="string">
            <text:p>puts “x.delete_prefix!#{x.delete_prefix!}”</text:p>
          </table:table-cell>
        </table:table-row>
        <table:table-row table:style-name="ro1">
          <table:table-cell office:value-type="string" calcext:value-type="string">
            <text:p>delete_suffix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8]&amp;[.A98]&amp;[.D98]&amp;[.E98]&amp;[.A98]&amp;[.F98]" office:value-type="string" office:string-value="puts “x.delete_suffix!#{x.delete_suffix!}”" calcext:value-type="string">
            <text:p>puts “x.delete_suffix!#{x.delete_suffix!}”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99]&amp;[.A99]&amp;[.D99]&amp;[.E99]&amp;[.A99]&amp;[.F99]" office:value-type="string" office:string-value="puts “x.tr#{x.tr}”" calcext:value-type="string">
            <text:p>puts “x.tr#{x.tr}”</text:p>
          </table:table-cell>
        </table:table-row>
        <table:table-row table:style-name="ro1">
          <table:table-cell office:value-type="string" calcext:value-type="string">
            <text:p>squeez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0]&amp;[.A100]&amp;[.D100]&amp;[.E100]&amp;[.A100]&amp;[.F100]" office:value-type="string" office:string-value="puts “x.squeeze!#{x.squeeze!}”" calcext:value-type="string">
            <text:p>puts “x.squeeze!#{x.squeeze!}”</text:p>
          </table:table-cell>
        </table:table-row>
        <table:table-row table:style-name="ro1">
          <table:table-cell office:value-type="string" calcext:value-type="string">
            <text:p>each_lin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1]&amp;[.A101]&amp;[.D101]&amp;[.E101]&amp;[.A101]&amp;[.F101]" office:value-type="string" office:string-value="puts “x.each_line#{x.each_line}”" calcext:value-type="string">
            <text:p>puts “x.each_line#{x.each_line}”</text:p>
          </table:table-cell>
        </table:table-row>
        <table:table-row table:style-name="ro1">
          <table:table-cell office:value-type="string" calcext:value-type="string">
            <text:p>to_f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2]&amp;[.A102]&amp;[.D102]&amp;[.E102]&amp;[.A102]&amp;[.F102]" office:value-type="string" office:string-value="puts “x.to_f#{x.to_f}”" calcext:value-type="string">
            <text:p>puts “x.to_f#{x.to_f}”</text:p>
          </table:table-cell>
        </table:table-row>
        <table:table-row table:style-name="ro1">
          <table:table-cell office:value-type="string" calcext:value-type="string">
            <text:p>tr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3]&amp;[.A103]&amp;[.D103]&amp;[.E103]&amp;[.A103]&amp;[.F103]" office:value-type="string" office:string-value="puts “x.tr!#{x.tr!}”" calcext:value-type="string">
            <text:p>puts “x.tr!#{x.tr!}”</text:p>
          </table:table-cell>
        </table:table-row>
        <table:table-row table:style-name="ro1">
          <table:table-cell office:value-type="string" calcext:value-type="string">
            <text:p>tr_s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4]&amp;[.A104]&amp;[.D104]&amp;[.E104]&amp;[.A104]&amp;[.F104]" office:value-type="string" office:string-value="puts “x.tr_s!#{x.tr_s!}”" calcext:value-type="string">
            <text:p>puts “x.tr_s!#{x.tr_s!}”</text:p>
          </table:table-cell>
        </table:table-row>
        <table:table-row table:style-name="ro1">
          <table:table-cell office:value-type="string" calcext:value-type="string">
            <text:p>delet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5]&amp;[.A105]&amp;[.D105]&amp;[.E105]&amp;[.A105]&amp;[.F105]" office:value-type="string" office:string-value="puts “x.delete!#{x.delete!}”" calcext:value-type="string">
            <text:p>puts “x.delete!#{x.delete!}”</text:p>
          </table:table-cell>
        </table:table-row>
        <table:table-row table:style-name="ro1">
          <table:table-cell office:value-type="string" calcext:value-type="string">
            <text:p>slic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6]&amp;[.A106]&amp;[.D106]&amp;[.E106]&amp;[.A106]&amp;[.F106]" office:value-type="string" office:string-value="puts “x.slice#{x.slice}”" calcext:value-type="string">
            <text:p>puts “x.slice#{x.slice}”</text:p>
          </table:table-cell>
        </table:table-row>
        <table:table-row table:style-name="ro1">
          <table:table-cell office:value-type="string" calcext:value-type="string">
            <text:p>slic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7]&amp;[.A107]&amp;[.D107]&amp;[.E107]&amp;[.A107]&amp;[.F107]" office:value-type="string" office:string-value="puts “x.slice!#{x.slice!}”" calcext:value-type="string">
            <text:p>puts “x.slice!#{x.slice!}”</text:p>
          </table:table-cell>
        </table:table-row>
        <table:table-row table:style-name="ro1">
          <table:table-cell office:value-type="string" calcext:value-type="string">
            <text:p>each_byt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8]&amp;[.A108]&amp;[.D108]&amp;[.E108]&amp;[.A108]&amp;[.F108]" office:value-type="string" office:string-value="puts “x.each_byte#{x.each_byte}”" calcext:value-type="string">
            <text:p>puts “x.each_byte#{x.each_byte}”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09]&amp;[.A109]&amp;[.D109]&amp;[.E109]&amp;[.A109]&amp;[.F109]" office:value-type="string" office:string-value="puts “x.squeeze#{x.squeeze}”" calcext:value-type="string">
            <text:p>puts “x.squeeze#{x.squeeze}”</text:p>
          </table:table-cell>
        </table:table-row>
        <table:table-row table:style-name="ro1">
          <table:table-cell office:value-type="string" calcext:value-type="string">
            <text:p>each_codepoin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0]&amp;[.A110]&amp;[.D110]&amp;[.E110]&amp;[.A110]&amp;[.F110]" office:value-type="string" office:string-value="puts “x.each_codepoint#{x.each_codepoint}”" calcext:value-type="string">
            <text:p>puts “x.each_codepoint#{x.each_codepoint}”</text:p>
          </table:table-cell>
        </table:table-row>
        <table:table-row table:style-name="ro1">
          <table:table-cell office:value-type="string" calcext:value-type="string">
            <text:p>each_grapheme_cluster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1]&amp;[.A111]&amp;[.D111]&amp;[.E111]&amp;[.A111]&amp;[.F111]" office:value-type="string" office:string-value="puts “x.each_grapheme_cluster#{x.each_grapheme_cluster}”" calcext:value-type="string">
            <text:p>puts “x.each_grapheme_cluster#{x.each_grapheme_cluster}”</text:p>
          </table:table-cell>
        </table:table-row>
        <table:table-row table:style-name="ro1">
          <table:table-cell office:value-type="string" calcext:value-type="string">
            <text:p>valid_encoding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2]&amp;[.A112]&amp;[.D112]&amp;[.E112]&amp;[.A112]&amp;[.F112]" office:value-type="string" office:string-value="puts “x.valid_encoding?#{x.valid_encoding?}”" calcext:value-type="string">
            <text:p>puts “x.valid_encoding?#{x.valid_encoding?}”</text:p>
          </table:table-cell>
        </table:table-row>
        <table:table-row table:style-name="ro1">
          <table:table-cell office:value-type="string" calcext:value-type="string">
            <text:p>ascii_only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3]&amp;[.A113]&amp;[.D113]&amp;[.E113]&amp;[.A113]&amp;[.F113]" office:value-type="string" office:string-value="puts “x.ascii_only?#{x.ascii_only?}”" calcext:value-type="string">
            <text:p>puts “x.ascii_only?#{x.ascii_only?}”</text:p>
          </table:table-cell>
        </table:table-row>
        <table:table-row table:style-name="ro1">
          <table:table-cell office:value-type="string" calcext:value-type="string">
            <text:p>rpartition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4]&amp;[.A114]&amp;[.D114]&amp;[.E114]&amp;[.A114]&amp;[.F114]" office:value-type="string" office:string-value="puts “x.rpartition#{x.rpartition}”" calcext:value-type="string">
            <text:p>puts “x.rpartition#{x.rpartition}”</text:p>
          </table:table-cell>
        </table:table-row>
        <table:table-row table:style-name="ro1">
          <table:table-cell office:value-type="string" calcext:value-type="string">
            <text:p>encoding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5]&amp;[.A115]&amp;[.D115]&amp;[.E115]&amp;[.A115]&amp;[.F115]" office:value-type="string" office:string-value="puts “x.encoding#{x.encoding}”" calcext:value-type="string">
            <text:p>puts “x.encoding#{x.encoding}”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6]&amp;[.A116]&amp;[.D116]&amp;[.E116]&amp;[.A116]&amp;[.F116]" office:value-type="string" office:string-value="puts “x.hash#{x.hash}”" calcext:value-type="string">
            <text:p>puts “x.hash#{x.hash}”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7]&amp;[.A117]&amp;[.D117]&amp;[.E117]&amp;[.A117]&amp;[.F117]" office:value-type="string" office:string-value="puts “x.b#{x.b}”" calcext:value-type="string">
            <text:p>puts “x.b#{x.b}”</text:p>
          </table:table-cell>
        </table:table-row>
        <table:table-row table:style-name="ro1">
          <table:table-cell office:value-type="string" calcext:value-type="string">
            <text:p>unicode_normalize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8]&amp;[.A118]&amp;[.D118]&amp;[.E118]&amp;[.A118]&amp;[.F118]" office:value-type="string" office:string-value="puts “x.unicode_normalize!#{x.unicode_normalize!}”" calcext:value-type="string">
            <text:p>puts “x.unicode_normalize!#{x.unicode_normalize!}”</text:p>
          </table:table-cell>
        </table:table-row>
        <table:table-row table:style-name="ro1">
          <table:table-cell office:value-type="string" calcext:value-type="string">
            <text:p>unicode_normalized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19]&amp;[.A119]&amp;[.D119]&amp;[.E119]&amp;[.A119]&amp;[.F119]" office:value-type="string" office:string-value="puts “x.unicode_normalized?#{x.unicode_normalized?}”" calcext:value-type="string">
            <text:p>puts “x.unicode_normalized?#{x.unicode_normalized?}”</text:p>
          </table:table-cell>
        </table:table-row>
        <table:table-row table:style-name="ro1">
          <table:table-cell office:value-type="string" calcext:value-type="string">
            <text:p>to_r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0]&amp;[.A120]&amp;[.D120]&amp;[.E120]&amp;[.A120]&amp;[.F120]" office:value-type="string" office:string-value="puts “x.to_r#{x.to_r}”" calcext:value-type="string">
            <text:p>puts “x.to_r#{x.to_r}”</text:p>
          </table:table-cell>
        </table:table-row>
        <table:table-row table:style-name="ro1">
          <table:table-cell office:value-type="string" calcext:value-type="string">
            <text:p>force_encoding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1]&amp;[.A121]&amp;[.D121]&amp;[.E121]&amp;[.A121]&amp;[.F121]" office:value-type="string" office:string-value="puts “x.force_encoding#{x.force_encoding}”" calcext:value-type="string">
            <text:p>puts “x.force_encoding#{x.force_encoding}”</text:p>
          </table:table-cell>
        </table:table-row>
        <table:table-row table:style-name="ro1">
          <table:table-cell office:value-type="string" calcext:value-type="string">
            <text:p>each_char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2]&amp;[.A122]&amp;[.D122]&amp;[.E122]&amp;[.A122]&amp;[.F122]" office:value-type="string" office:string-value="puts “x.each_char#{x.each_char}”" calcext:value-type="string">
            <text:p>puts “x.each_char#{x.each_char}”</text:p>
          </table:table-cell>
        </table:table-row>
        <table:table-row table:style-name="ro1">
          <table:table-cell office:value-type="string" calcext:value-type="string">
            <text:p>encod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3]&amp;[.A123]&amp;[.D123]&amp;[.E123]&amp;[.A123]&amp;[.F123]" office:value-type="string" office:string-value="puts “x.encode#{x.encode}”" calcext:value-type="string">
            <text:p>puts “x.encode#{x.encode}”</text:p>
          </table:table-cell>
        </table:table-row>
        <table:table-row table:style-name="ro1">
          <table:table-cell office:value-type="string" calcext:value-type="string">
            <text:p>unicode_normaliz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4]&amp;[.A124]&amp;[.D124]&amp;[.E124]&amp;[.A124]&amp;[.F124]" office:value-type="string" office:string-value="puts “x.unicode_normalize#{x.unicode_normalize}”" calcext:value-type="string">
            <text:p>puts “x.unicode_normalize#{x.unicode_normalize}”</text:p>
          </table:table-cell>
        </table:table-row>
        <table:table-row table:style-name="ro1">
          <table:table-cell office:value-type="string" calcext:value-type="string">
            <text:p>unpack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5]&amp;[.A125]&amp;[.D125]&amp;[.E125]&amp;[.A125]&amp;[.F125]" office:value-type="string" office:string-value="puts “x.unpack#{x.unpack}”" calcext:value-type="string">
            <text:p>puts “x.unpack#{x.unpack}”</text:p>
          </table:table-cell>
        </table:table-row>
        <table:table-row table:style-name="ro1">
          <table:table-cell office:value-type="string" calcext:value-type="string">
            <text:p>unpack1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6]&amp;[.A126]&amp;[.D126]&amp;[.E126]&amp;[.A126]&amp;[.F126]" office:value-type="string" office:string-value="puts “x.unpack1#{x.unpack1}”" calcext:value-type="string">
            <text:p>puts “x.unpack1#{x.unpack1}”</text:p>
          </table:table-cell>
        </table:table-row>
        <table:table-row table:style-name="ro1">
          <table:table-cell office:value-type="string" calcext:value-type="string">
            <text:p>&lt;=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7]&amp;[.A127]&amp;[.D127]&amp;[.E127]&amp;[.A127]&amp;[.F127]" office:value-type="string" office:string-value="puts “x.&lt;=#{x.&lt;=}”" calcext:value-type="string">
            <text:p>puts “x.&lt;=#{x.&lt;=}”</text:p>
          </table:table-cell>
        </table:table-row>
        <table:table-row table:style-name="ro1">
          <table:table-cell office:value-type="string" calcext:value-type="string">
            <text:p>&gt;=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8]&amp;[.A128]&amp;[.D128]&amp;[.E128]&amp;[.A128]&amp;[.F128]" office:value-type="string" office:string-value="puts “x.&gt;=#{x.&gt;=}”" calcext:value-type="string">
            <text:p>puts “x.&gt;=#{x.&gt;=}”</text:p>
          </table:table-cell>
        </table:table-row>
        <table:table-row table:style-name="ro1">
          <table:table-cell office:value-type="string" calcext:value-type="string">
            <text:p>between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29]&amp;[.A129]&amp;[.D129]&amp;[.E129]&amp;[.A129]&amp;[.F129]" office:value-type="string" office:string-value="puts “x.between?#{x.between?}”" calcext:value-type="string">
            <text:p>puts “x.between?#{x.between?}”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0]&amp;[.A130]&amp;[.D130]&amp;[.E130]&amp;[.A130]&amp;[.F130]" office:value-type="string" office:string-value="puts “x.&lt;#{x.&lt;}”" calcext:value-type="string">
            <text:p>puts “x.&lt;#{x.&lt;}”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1]&amp;[.A131]&amp;[.D131]&amp;[.E131]&amp;[.A131]&amp;[.F131]" office:value-type="string" office:string-value="puts “x.&gt;#{x.&gt;}”" calcext:value-type="string">
            <text:p>puts “x.&gt;#{x.&gt;}”</text:p>
          </table:table-cell>
        </table:table-row>
        <table:table-row table:style-name="ro1"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2]&amp;[.A132]&amp;[.D132]&amp;[.E132]&amp;[.A132]&amp;[.F132]" office:value-type="string" office:string-value="puts “x.clamp#{x.clamp}”" calcext:value-type="string">
            <text:p>puts “x.clamp#{x.clamp}”</text:p>
          </table:table-cell>
        </table:table-row>
        <table:table-row table:style-name="ro1">
          <table:table-cell office:value-type="string" calcext:value-type="string">
            <text:p>instance_variable_se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3]&amp;[.A133]&amp;[.D133]&amp;[.E133]&amp;[.A133]&amp;[.F133]" office:value-type="string" office:string-value="puts “x.instance_variable_set#{x.instance_variable_set}”" calcext:value-type="string">
            <text:p>puts “x.instance_variable_set#{x.instance_variable_set}”</text:p>
          </table:table-cell>
        </table:table-row>
        <table:table-row table:style-name="ro1">
          <table:table-cell office:value-type="string" calcext:value-type="string">
            <text:p>instance_variable_defined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4]&amp;[.A134]&amp;[.D134]&amp;[.E134]&amp;[.A134]&amp;[.F134]" office:value-type="string" office:string-value="puts “x.instance_variable_defined?#{x.instance_variable_defined?}”" calcext:value-type="string">
            <text:p>puts “x.instance_variable_defined?#{x.instance_variable_defined?}”</text:p>
          </table:table-cell>
        </table:table-row>
        <table:table-row table:style-name="ro1">
          <table:table-cell office:value-type="string" calcext:value-type="string">
            <text:p>remove_instance_variabl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5]&amp;[.A135]&amp;[.D135]&amp;[.E135]&amp;[.A135]&amp;[.F135]" office:value-type="string" office:string-value="puts “x.remove_instance_variable#{x.remove_instance_variable}”" calcext:value-type="string">
            <text:p>puts “x.remove_instance_variable#{x.remove_instance_variable}”</text:p>
          </table:table-cell>
        </table:table-row>
        <table:table-row table:style-name="ro1">
          <table:table-cell office:value-type="string" calcext:value-type="string">
            <text:p>instance_of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6]&amp;[.A136]&amp;[.D136]&amp;[.E136]&amp;[.A136]&amp;[.F136]" office:value-type="string" office:string-value="puts “x.instance_of?#{x.instance_of?}”" calcext:value-type="string">
            <text:p>puts “x.instance_of?#{x.instance_of?}”</text:p>
          </table:table-cell>
        </table:table-row>
        <table:table-row table:style-name="ro1">
          <table:table-cell office:value-type="string" calcext:value-type="string">
            <text:p>kind_of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7]&amp;[.A137]&amp;[.D137]&amp;[.E137]&amp;[.A137]&amp;[.F137]" office:value-type="string" office:string-value="puts “x.kind_of?#{x.kind_of?}”" calcext:value-type="string">
            <text:p>puts “x.kind_of?#{x.kind_of?}”</text:p>
          </table:table-cell>
        </table:table-row>
        <table:table-row table:style-name="ro1">
          <table:table-cell office:value-type="string" calcext:value-type="string">
            <text:p>is_a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8]&amp;[.A138]&amp;[.D138]&amp;[.E138]&amp;[.A138]&amp;[.F138]" office:value-type="string" office:string-value="puts “x.is_a?#{x.is_a?}”" calcext:value-type="string">
            <text:p>puts “x.is_a?#{x.is_a?}”</text:p>
          </table:table-cell>
        </table:table-row>
        <table:table-row table:style-name="ro1">
          <table:table-cell office:value-type="string" calcext:value-type="string">
            <text:p>ta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39]&amp;[.A139]&amp;[.D139]&amp;[.E139]&amp;[.A139]&amp;[.F139]" office:value-type="string" office:string-value="puts “x.tap#{x.tap}”" calcext:value-type="string">
            <text:p>puts “x.tap#{x.tap}”</text:p>
          </table:table-cell>
        </table:table-row>
        <table:table-row table:style-name="ro1">
          <table:table-cell office:value-type="string" calcext:value-type="string">
            <text:p>instance_variable_ge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0]&amp;[.A140]&amp;[.D140]&amp;[.E140]&amp;[.A140]&amp;[.F140]" office:value-type="string" office:string-value="puts “x.instance_variable_get#{x.instance_variable_get}”" calcext:value-type="string">
            <text:p>puts “x.instance_variable_get#{x.instance_variable_get}”</text:p>
          </table:table-cell>
        </table:table-row>
        <table:table-row table:style-name="ro1">
          <table:table-cell office:value-type="string" calcext:value-type="string">
            <text:p>public_method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1]&amp;[.A141]&amp;[.D141]&amp;[.E141]&amp;[.A141]&amp;[.F141]" office:value-type="string" office:string-value="puts “x.public_methods#{x.public_methods}”" calcext:value-type="string">
            <text:p>puts “x.public_methods#{x.public_methods}”</text:p>
          </table:table-cell>
        </table:table-row>
        <table:table-row table:style-name="ro1">
          <table:table-cell office:value-type="string" calcext:value-type="string">
            <text:p>instance_variable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2]&amp;[.A142]&amp;[.D142]&amp;[.E142]&amp;[.A142]&amp;[.F142]" office:value-type="string" office:string-value="puts “x.instance_variables#{x.instance_variables}”" calcext:value-type="string">
            <text:p>puts “x.instance_variables#{x.instance_variables}”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3]&amp;[.A143]&amp;[.D143]&amp;[.E143]&amp;[.A143]&amp;[.F143]" office:value-type="string" office:string-value="puts “x.method#{x.method}”" calcext:value-type="string">
            <text:p>puts “x.method#{x.method}”</text:p>
          </table:table-cell>
        </table:table-row>
        <table:table-row table:style-name="ro1">
          <table:table-cell office:value-type="string" calcext:value-type="string">
            <text:p>public_metho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4]&amp;[.A144]&amp;[.D144]&amp;[.E144]&amp;[.A144]&amp;[.F144]" office:value-type="string" office:string-value="puts “x.public_method#{x.public_method}”" calcext:value-type="string">
            <text:p>puts “x.public_method#{x.public_method}”</text:p>
          </table:table-cell>
        </table:table-row>
        <table:table-row table:style-name="ro1">
          <table:table-cell office:value-type="string" calcext:value-type="string">
            <text:p>singleton_metho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5]&amp;[.A145]&amp;[.D145]&amp;[.E145]&amp;[.A145]&amp;[.F145]" office:value-type="string" office:string-value="puts “x.singleton_method#{x.singleton_method}”" calcext:value-type="string">
            <text:p>puts “x.singleton_method#{x.singleton_method}”</text:p>
          </table:table-cell>
        </table:table-row>
        <table:table-row table:style-name="ro1">
          <table:table-cell office:value-type="string" calcext:value-type="string">
            <text:p>define_singleton_metho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6]&amp;[.A146]&amp;[.D146]&amp;[.E146]&amp;[.A146]&amp;[.F146]" office:value-type="string" office:string-value="puts “x.define_singleton_method#{x.define_singleton_method}”" calcext:value-type="string">
            <text:p>puts “x.define_singleton_method#{x.define_singleton_method}”</text:p>
          </table:table-cell>
        </table:table-row>
        <table:table-row table:style-name="ro1">
          <table:table-cell office:value-type="string" calcext:value-type="string">
            <text:p>public_sen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7]&amp;[.A147]&amp;[.D147]&amp;[.E147]&amp;[.A147]&amp;[.F147]" office:value-type="string" office:string-value="puts “x.public_send#{x.public_send}”" calcext:value-type="string">
            <text:p>puts “x.public_send#{x.public_send}”</text:p>
          </table:table-cell>
        </table:table-row>
        <table:table-row table:style-name="ro1">
          <table:table-cell office:value-type="string" calcext:value-type="string">
            <text:p>exten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8]&amp;[.A148]&amp;[.D148]&amp;[.E148]&amp;[.A148]&amp;[.F148]" office:value-type="string" office:string-value="puts “x.extend#{x.extend}”" calcext:value-type="string">
            <text:p>puts “x.extend#{x.extend}”</text:p>
          </table:table-cell>
        </table:table-row>
        <table:table-row table:style-name="ro1">
          <table:table-cell office:value-type="string" calcext:value-type="string">
            <text:p>to_enum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49]&amp;[.A149]&amp;[.D149]&amp;[.E149]&amp;[.A149]&amp;[.F149]" office:value-type="string" office:string-value="puts “x.to_enum#{x.to_enum}”" calcext:value-type="string">
            <text:p>puts “x.to_enum#{x.to_enum}”</text:p>
          </table:table-cell>
        </table:table-row>
        <table:table-row table:style-name="ro1">
          <table:table-cell office:value-type="string" calcext:value-type="string">
            <text:p>enum_for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0]&amp;[.A150]&amp;[.D150]&amp;[.E150]&amp;[.A150]&amp;[.F150]" office:value-type="string" office:string-value="puts “x.enum_for#{x.enum_for}”" calcext:value-type="string">
            <text:p>puts “x.enum_for#{x.enum_for}”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1]&amp;[.A151]&amp;[.D151]&amp;[.E151]&amp;[.A151]&amp;[.F151]" office:value-type="string" office:string-value="puts “x.pp#{x.pp}”" calcext:value-type="string">
            <text:p>puts “x.pp#{x.pp}”</text:p>
          </table:table-cell>
        </table:table-row>
        <table:table-row table:style-name="ro1">
          <table:table-cell office:value-type="string" calcext:value-type="string">
            <text:p>!~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2]&amp;[.A152]&amp;[.D152]&amp;[.E152]&amp;[.A152]&amp;[.F152]" office:value-type="string" office:string-value="puts “x.!~#{x.!~}”" calcext:value-type="string">
            <text:p>puts “x.!~#{x.!~}”</text:p>
          </table:table-cell>
        </table:table-row>
        <table:table-row table:style-name="ro1">
          <table:table-cell office:value-type="string" calcext:value-type="string">
            <text:p>respond_to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3]&amp;[.A153]&amp;[.D153]&amp;[.E153]&amp;[.A153]&amp;[.F153]" office:value-type="string" office:string-value="puts “x.respond_to?#{x.respond_to?}”" calcext:value-type="string">
            <text:p>puts “x.respond_to?#{x.respond_to?}”</text:p>
          </table:table-cell>
        </table:table-row>
        <table:table-row table:style-name="ro1">
          <table:table-cell office:value-type="string" calcext:value-type="string">
            <text:p>object_i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4]&amp;[.A154]&amp;[.D154]&amp;[.E154]&amp;[.A154]&amp;[.F154]" office:value-type="string" office:string-value="puts “x.object_id#{x.object_id}”" calcext:value-type="string">
            <text:p>puts “x.object_id#{x.object_id}”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5]&amp;[.A155]&amp;[.D155]&amp;[.E155]&amp;[.A155]&amp;[.F155]" office:value-type="string" office:string-value="puts “x.send#{x.send}”" calcext:value-type="string">
            <text:p>puts “x.send#{x.send}”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6]&amp;[.A156]&amp;[.D156]&amp;[.E156]&amp;[.A156]&amp;[.F156]" office:value-type="string" office:string-value="puts “x.display#{x.display}”" calcext:value-type="string">
            <text:p>puts “x.display#{x.display}”</text:p>
          </table:table-cell>
        </table:table-row>
        <table:table-row table:style-name="ro1">
          <table:table-cell office:value-type="string" calcext:value-type="string">
            <text:p>nil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7]&amp;[.A157]&amp;[.D157]&amp;[.E157]&amp;[.A157]&amp;[.F157]" office:value-type="string" office:string-value="puts “x.nil?#{x.nil?}”" calcext:value-type="string">
            <text:p>puts “x.nil?#{x.nil?}”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8]&amp;[.A158]&amp;[.D158]&amp;[.E158]&amp;[.A158]&amp;[.F158]" office:value-type="string" office:string-value="puts “x.class#{x.class}”" calcext:value-type="string">
            <text:p>puts “x.class#{x.class}”</text:p>
          </table:table-cell>
        </table:table-row>
        <table:table-row table:style-name="ro1">
          <table:table-cell office:value-type="string" calcext:value-type="string">
            <text:p>singleton_clas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59]&amp;[.A159]&amp;[.D159]&amp;[.E159]&amp;[.A159]&amp;[.F159]" office:value-type="string" office:string-value="puts “x.singleton_class#{x.singleton_class}”" calcext:value-type="string">
            <text:p>puts “x.singleton_class#{x.singleton_class}”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0]&amp;[.A160]&amp;[.D160]&amp;[.E160]&amp;[.A160]&amp;[.F160]" office:value-type="string" office:string-value="puts “x.clone#{x.clone}”" calcext:value-type="string">
            <text:p>puts “x.clone#{x.clone}”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1]&amp;[.A161]&amp;[.D161]&amp;[.E161]&amp;[.A161]&amp;[.F161]" office:value-type="string" office:string-value="puts “x.dup#{x.dup}”" calcext:value-type="string">
            <text:p>puts “x.dup#{x.dup}”</text:p>
          </table:table-cell>
        </table:table-row>
        <table:table-row table:style-name="ro1">
          <table:table-cell office:value-type="string" calcext:value-type="string">
            <text:p>itself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2]&amp;[.A162]&amp;[.D162]&amp;[.E162]&amp;[.A162]&amp;[.F162]" office:value-type="string" office:string-value="puts “x.itself#{x.itself}”" calcext:value-type="string">
            <text:p>puts “x.itself#{x.itself}”</text:p>
          </table:table-cell>
        </table:table-row>
        <table:table-row table:style-name="ro1">
          <table:table-cell office:value-type="string" calcext:value-type="string">
            <text:p>yield_self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3]&amp;[.A163]&amp;[.D163]&amp;[.E163]&amp;[.A163]&amp;[.F163]" office:value-type="string" office:string-value="puts “x.yield_self#{x.yield_self}”" calcext:value-type="string">
            <text:p>puts “x.yield_self#{x.yield_self}”</text:p>
          </table:table-cell>
        </table:table-row>
        <table:table-row table:style-name="ro1">
          <table:table-cell office:value-type="string" calcext:value-type="string">
            <text:p>tain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4]&amp;[.A164]&amp;[.D164]&amp;[.E164]&amp;[.A164]&amp;[.F164]" office:value-type="string" office:string-value="puts “x.taint#{x.taint}”" calcext:value-type="string">
            <text:p>puts “x.taint#{x.taint}”</text:p>
          </table:table-cell>
        </table:table-row>
        <table:table-row table:style-name="ro1">
          <table:table-cell office:value-type="string" calcext:value-type="string">
            <text:p>untain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5]&amp;[.A165]&amp;[.D165]&amp;[.E165]&amp;[.A165]&amp;[.F165]" office:value-type="string" office:string-value="puts “x.untaint#{x.untaint}”" calcext:value-type="string">
            <text:p>puts “x.untaint#{x.untaint}”</text:p>
          </table:table-cell>
        </table:table-row>
        <table:table-row table:style-name="ro1">
          <table:table-cell office:value-type="string" calcext:value-type="string">
            <text:p>tainted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6]&amp;[.A166]&amp;[.D166]&amp;[.E166]&amp;[.A166]&amp;[.F166]" office:value-type="string" office:string-value="puts “x.tainted?#{x.tainted?}”" calcext:value-type="string">
            <text:p>puts “x.tainted?#{x.tainted?}”</text:p>
          </table:table-cell>
        </table:table-row>
        <table:table-row table:style-name="ro1">
          <table:table-cell office:value-type="string" calcext:value-type="string">
            <text:p>untrusted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7]&amp;[.A167]&amp;[.D167]&amp;[.E167]&amp;[.A167]&amp;[.F167]" office:value-type="string" office:string-value="puts “x.untrusted?#{x.untrusted?}”" calcext:value-type="string">
            <text:p>puts “x.untrusted?#{x.untrusted?}”</text:p>
          </table:table-cell>
        </table:table-row>
        <table:table-row table:style-name="ro1">
          <table:table-cell office:value-type="string" calcext:value-type="string">
            <text:p>untrus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8]&amp;[.A168]&amp;[.D168]&amp;[.E168]&amp;[.A168]&amp;[.F168]" office:value-type="string" office:string-value="puts “x.untrust#{x.untrust}”" calcext:value-type="string">
            <text:p>puts “x.untrust#{x.untrust}”</text:p>
          </table:table-cell>
        </table:table-row>
        <table:table-row table:style-name="ro1">
          <table:table-cell office:value-type="string" calcext:value-type="string">
            <text:p>frozen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69]&amp;[.A169]&amp;[.D169]&amp;[.E169]&amp;[.A169]&amp;[.F169]" office:value-type="string" office:string-value="puts “x.frozen?#{x.frozen?}”" calcext:value-type="string">
            <text:p>puts “x.frozen?#{x.frozen?}”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0]&amp;[.A170]&amp;[.D170]&amp;[.E170]&amp;[.A170]&amp;[.F170]" office:value-type="string" office:string-value="puts “x.trust#{x.trust}”" calcext:value-type="string">
            <text:p>puts “x.trust#{x.trust}”</text:p>
          </table:table-cell>
        </table:table-row>
        <table:table-row table:style-name="ro1">
          <table:table-cell office:value-type="string" calcext:value-type="string">
            <text:p>singleton_method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1]&amp;[.A171]&amp;[.D171]&amp;[.E171]&amp;[.A171]&amp;[.F171]" office:value-type="string" office:string-value="puts “x.singleton_methods#{x.singleton_methods}”" calcext:value-type="string">
            <text:p>puts “x.singleton_methods#{x.singleton_methods}”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2]&amp;[.A172]&amp;[.D172]&amp;[.E172]&amp;[.A172]&amp;[.F172]" office:value-type="string" office:string-value="puts “x.methods#{x.methods}”" calcext:value-type="string">
            <text:p>puts “x.methods#{x.methods}”</text:p>
          </table:table-cell>
        </table:table-row>
        <table:table-row table:style-name="ro1">
          <table:table-cell office:value-type="string" calcext:value-type="string">
            <text:p>private_method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3]&amp;[.A173]&amp;[.D173]&amp;[.E173]&amp;[.A173]&amp;[.F173]" office:value-type="string" office:string-value="puts “x.private_methods#{x.private_methods}”" calcext:value-type="string">
            <text:p>puts “x.private_methods#{x.private_methods}”</text:p>
          </table:table-cell>
        </table:table-row>
        <table:table-row table:style-name="ro1">
          <table:table-cell office:value-type="string" calcext:value-type="string">
            <text:p>protected_methods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4]&amp;[.A174]&amp;[.D174]&amp;[.E174]&amp;[.A174]&amp;[.F174]" office:value-type="string" office:string-value="puts “x.protected_methods#{x.protected_methods}”" calcext:value-type="string">
            <text:p>puts “x.protected_methods#{x.protected_methods}”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5]&amp;[.A175]&amp;[.D175]&amp;[.E175]&amp;[.A175]&amp;[.F175]" office:value-type="string" office:string-value="puts “x.!#{x.!}”" calcext:value-type="string">
            <text:p>puts “x.!#{x.!}”</text:p>
          </table:table-cell>
        </table:table-row>
        <table:table-row table:style-name="ro1">
          <table:table-cell office:value-type="string" calcext:value-type="string">
            <text:p>equal?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6]&amp;[.A176]&amp;[.D176]&amp;[.E176]&amp;[.A176]&amp;[.F176]" office:value-type="string" office:string-value="puts “x.equal?#{x.equal?}”" calcext:value-type="string">
            <text:p>puts “x.equal?#{x.equal?}”</text:p>
          </table:table-cell>
        </table:table-row>
        <table:table-row table:style-name="ro1">
          <table:table-cell office:value-type="string" calcext:value-type="string">
            <text:p>instance_eval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7]&amp;[.A177]&amp;[.D177]&amp;[.E177]&amp;[.A177]&amp;[.F177]" office:value-type="string" office:string-value="puts “x.instance_eval#{x.instance_eval}”" calcext:value-type="string">
            <text:p>puts “x.instance_eval#{x.instance_eval}”</text:p>
          </table:table-cell>
        </table:table-row>
        <table:table-row table:style-name="ro1">
          <table:table-cell office:value-type="string" calcext:value-type="string">
            <text:p>instance_exec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8]&amp;[.A178]&amp;[.D178]&amp;[.E178]&amp;[.A178]&amp;[.F178]" office:value-type="string" office:string-value="puts “x.instance_exec#{x.instance_exec}”" calcext:value-type="string">
            <text:p>puts “x.instance_exec#{x.instance_exec}”</text:p>
          </table:table-cell>
        </table:table-row>
        <table:table-row table:style-name="ro1">
          <table:table-cell office:value-type="string" calcext:value-type="string">
            <text:p>!=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79]&amp;[.A179]&amp;[.D179]&amp;[.E179]&amp;[.A179]&amp;[.F179]" office:value-type="string" office:string-value="puts “x.!=#{x.!=}”" calcext:value-type="string">
            <text:p>puts “x.!=#{x.!=}”</text:p>
          </table:table-cell>
        </table:table-row>
        <table:table-row table:style-name="ro1">
          <table:table-cell office:value-type="string" calcext:value-type="string">
            <text:p>__id__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80]&amp;[.A180]&amp;[.D180]&amp;[.E180]&amp;[.A180]&amp;[.F180]" office:value-type="string" office:string-value="puts “x.__id__#{x.__id__}”" calcext:value-type="string">
            <text:p>puts “x.__id__#{x.__id__}”</text:p>
          </table:table-cell>
        </table:table-row>
        <table:table-row table:style-name="ro1">
          <table:table-cell office:value-type="string" calcext:value-type="string">
            <text:p>__send__</text:p>
          </table:table-cell>
          <table:table-cell/>
          <table:table-cell office:value-type="string" calcext:value-type="string">
            <text:p>puts “x.</text:p>
          </table:table-cell>
          <table:table-cell office:value-type="string" calcext:value-type="string">
            <text:p>#{</text:p>
          </table:table-cell>
          <table:table-cell office:value-type="string" calcext:value-type="string">
            <text:p><text:span text:style-name="T1">x.</text:span></text:p>
          </table:table-cell>
          <table:table-cell office:value-type="string" calcext:value-type="string">
            <text:p>}”</text:p>
          </table:table-cell>
          <table:table-cell table:formula="of:=[.C181]&amp;[.A181]&amp;[.D181]&amp;[.E181]&amp;[.A181]&amp;[.F181]" office:value-type="string" office:string-value="puts “x.__send__#{x.__send__}”" calcext:value-type="string">
            <text:p>puts “x.__send__#{x.__send__}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14:42:18.688387434</meta:creation-date>
    <dc:date>2020-06-27T15:08:58.852336533</dc:date>
    <meta:editing-duration>PT5M39S</meta:editing-duration>
    <meta:editing-cycles>2</meta:editing-cycles>
    <meta:generator>LibreOffice/6.0.7.3$Linux_X86_64 LibreOffice_project/00m0$Build-3</meta:generator>
    <meta:document-statistic meta:table-count="1" meta:cell-count="1081" meta:object-count="0"/>
  </office:meta>
</office:document-meta>
</file>